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officeooo:rsid="000b0e8e" officeooo:paragraph-rsid="000b0e8e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0b0e8e"/>
    </style:style>
    <style:style style:name="T1" style:family="text">
      <style:text-properties fo:color="#ffffff" officeooo:rsid="000b0e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ronavirus disease (COVID-19) is an infectious disease caused by a newly discovered coronavirus.</text:p>
      <text:p text:style-name="Standard">Most people who fall sick with COVID-19 will experience mild to moderate symptoms and recover without special treatment.</text:p>
      <text:p text:style-name="Horizontal_20_Line"/>
      <text:p text:style-name="P3">How it spreads<text:span text:style-name="T1">LAOS_ARENA{n0_d0c5_4r3_s4f3}</text:span></text:p>
      <text:p text:style-name="P2">The virus that causes COVID-19 is mainly transmitted through droplets generated when an infected person coughs, sneezes, or exhales. These droplets are too heavy to hang in the air, and quickly fall on floors or surfaces.</text:p>
      <text:p text:style-name="P2">You can be infected by breathing in the virus if you are within close proximity of someone who has COVID-19, or by touching a contaminated surface and then your eyes, nose or mouth.</text:p>
      <text:p text:style-name="Standard">Coronavirus disease (COVID-19) is an infectious disease caused by a newly discovered coronavirus.</text:p>
      <text:p text:style-name="Standard">Most people who fall sick with COVID-19 will experience mild to moderate symptoms and recover without special treatment.</text:p>
      <text:p text:style-name="Horizontal_20_Line"/>
      <text:p text:style-name="P2">How it spreads</text:p>
      <text:p text:style-name="P3">The virus that causes COVID-19 is mainly transmitted through droplets generated when an infected person coughs, sneezes, or exhales. These droplets are too heavy to hang in the air, and quickly fall on floors or surfaces.<text:span text:style-name="T1">LAOS_ARENA{n0_d0c5_4r3_s4f3}</text:span></text:p>
      <text:p text:style-name="P2">You can be infected by breathing in the virus if you are within close proximity of someone who has COVID-19, or by touching a contaminated surface and then your eyes, nose or mouth.</text:p>
      <text:p text:style-name="Standard">Coronavirus disease (COVID-19) is an infectious disease caused by a newly discovered coronavirus.</text:p>
      <text:p text:style-name="Standard">Most people who fall sick with COVID-19 will experience mild to moderate symptoms and recover without special treatment.</text:p>
      <text:p text:style-name="Horizontal_20_Line"/>
      <text:p text:style-name="P3">How it spreads<text:span text:style-name="T1">LAOS_ARENA{n0_d0c5_4r3_s4f3}</text:span></text:p>
      <text:p text:style-name="P2">The virus that causes COVID-19 is mainly transmitted through droplets generated when an infected person coughs, sneezes, or exhales. These droplets are too heavy to hang in the air, and quickly fall on floors or surfaces.</text:p>
      <text:p text:style-name="P2">You can be infected by breathing in the virus if you are within close proximity of someone who has COVID-19, or by touching a contaminated surface and then your eyes, nose or mouth.</text:p>
      <text:p text:style-name="Standard">Coronavirus disease (COVID-19) is an infectious disease caused by a newly discovered coronavirus.</text:p>
      <text:p text:style-name="Standard">Most people who fall sick with COVID-19 will experience mild to moderate symptoms and recover without special treatment.</text:p>
      <text:p text:style-name="Horizontal_20_Line"/>
      <text:p text:style-name="P2">How it spreads</text:p>
      <text:p text:style-name="P2">The virus that causes COVID-19 is mainly transmitted through droplets generated when an infected person coughs, sneezes, or exhales. These droplets are too heavy to hang in the air, and quickly fall on floors or surfaces.</text:p>
      <text:p text:style-name="P2">You can be infected by breathing in the virus if you are within close proximity of someone who has COVID-19, or by touching a contaminated surface and then your eyes, nose or mouth.</text:p>
      <text:p text:style-name="Standard"/>
      <text:p text:style-name="P1">LAOS_ARENA{n0_d0c5_4r3_s4f3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8:16:39.708252083</meta:creation-date>
    <meta:generator>LibreOffice/6.4.2.2$Linux_X86_64 LibreOffice_project/40$Build-2</meta:generator>
    <dc:date>2020-05-15T18:26:45.752937823</dc:date>
    <meta:editing-duration>PT5M19S</meta:editing-duration>
    <meta:editing-cycles>2</meta:editing-cycles>
    <dc:description>LAOS_ARENA{FAKE_FLAG}</dc:description>
    <meta:keyword>LAOS_ARENA{F4K3_Fl4G}</meta:keyword>
    <meta:document-statistic meta:table-count="0" meta:image-count="0" meta:object-count="0" meta:page-count="1" meta:paragraph-count="21" meta:word-count="413" meta:character-count="2644" meta:non-whitespace-character-count="2252"/>
  </office:meta>
</office:document-meta>
</file>